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  <style:text-properties fo:font-weight="bold" style:font-weight-asian="bold" style:font-weight-complex="bold"/>
    </style:style>
    <style:style style:name="P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TableColumn5" style:family="table-column">
      <style:table-column-properties style:column-width="2.2305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Column7" style:family="table-column">
      <style:table-column-properties style:column-width="2.2312in" style:use-optimal-column-width="false"/>
    </style:style>
    <style:style style:name="Table4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line-height="115%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Standard" style:family="paragraph">
      <style:paragraph-properties fo:line-height="115%"/>
      <style:text-properties fo:language="ru" fo:country="RU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line-height="115%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Standard" style:family="paragraph">
      <style:paragraph-properties fo:line-height="115%"/>
      <style:text-properties fo:language="ru" fo:country="RU"/>
    </style:style>
    <style:style style:name="P19" style:parent-style-name="Standard" style:family="paragraph">
      <style:paragraph-properties fo:line-height="115%"/>
      <style:text-properties fo:language="ru" fo:country="RU"/>
    </style:style>
    <style:style style:name="P20" style:parent-style-name="Standard" style:family="paragraph">
      <style:paragraph-properties fo:line-height="115%"/>
      <style:text-properties fo:language="ru" fo:country="RU"/>
    </style:style>
    <style:style style:name="P21" style:parent-style-name="Standard" style:family="paragraph">
      <style:paragraph-properties fo:line-height="115%"/>
    </style:style>
    <style:style style:name="P22" style:parent-style-name="Standard" style:family="paragraph">
      <style:paragraph-properties fo:line-height="115%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TableColumn27" style:family="table-column">
      <style:table-column-properties style:column-width="2.2305in" style:use-optimal-column-width="false"/>
    </style:style>
    <style:style style:name="TableColumn28" style:family="table-column">
      <style:table-column-properties style:column-width="2.2312in" style:use-optimal-column-width="false"/>
    </style:style>
    <style:style style:name="TableColumn29" style:family="table-column">
      <style:table-column-properties style:column-width="2.2312in" style:use-optimal-column-width="false"/>
    </style:style>
    <style:style style:name="Table26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line-height="115%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line-height="115%"/>
      <style:text-properties fo:language="ru" fo:country="RU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line-height="115%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line-height="115%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line-height="115%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line-height="115%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line-height="115%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line-height="115%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line-height="115%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line-height="115%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line-height="115%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line-height="115%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line-height="115%"/>
    </style:style>
    <style:style style:name="P7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TableColumn73" style:family="table-column">
      <style:table-column-properties style:column-width="2.2305in" style:use-optimal-column-width="false"/>
    </style:style>
    <style:style style:name="TableColumn74" style:family="table-column">
      <style:table-column-properties style:column-width="2.2312in" style:use-optimal-column-width="false"/>
    </style:style>
    <style:style style:name="TableColumn75" style:family="table-column">
      <style:table-column-properties style:column-width="2.2312in" style:use-optimal-column-width="false"/>
    </style:style>
    <style:style style:name="Table72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line-height="115%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line-height="115%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line-height="115%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line-height="115%"/>
    </style:style>
    <style:style style:name="T87" style:parent-style-name="Основнойшрифтабзаца" style:family="text">
      <style:text-properties fo:language="ru" fo:country="RU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line-height="115%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line-height="115%"/>
      <style:text-properties fo:language="ru" fo:country="RU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language="ru" fo:country="RU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language="ru" fo:country="RU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line-height="115%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line-height="115%"/>
      <style:text-properties fo:language="ru" fo:country="RU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language="ru" fo:country="RU"/>
    </style:style>
    <style:style style:name="P108" style:parent-style-name="Standard" style:family="paragraph">
      <style:paragraph-properties fo:line-height="115%"/>
      <style:text-properties fo:language="ru" fo:country="RU"/>
    </style:style>
  </office:automatic-styles>
  <office:body>
    <office:text text:use-soft-page-breaks="true">
      <text:p text:style-name="P1">Компетенции</text:p>
      <text:p text:style-name="P2"/>
      <text:p text:style-name="P3">Общие компетенции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Предметная область</text:p>
          </table:table-cell>
          <table:table-cell table:style-name="TableCell11">
            <text:p text:style-name="P12">понимание критичной функциональности, приоритетов, знание продукта</text:p>
          </table:table-cell>
          <table:table-cell table:style-name="TableCell13">
            <text:p text:style-name="TableContents"><text:a xlink:href="http://novosibirsk.n1.ru/" office:target-frame-name="_top" xlink:show="replace">http://novosibirsk.n1.ru/</text:a></text:p>
          </table:table-cell>
        </table:table-row>
        <table:table-row table:style-name="TableRow14">
          <table:table-cell table:style-name="TableCell15">
            <text:p text:style-name="P16">Понимание процессов</text:p>
          </table:table-cell>
          <table:table-cell table:style-name="TableCell17">
            <text:p text:style-name="P18">процесс разработки продукта</text:p>
            <text:p text:style-name="P19">процесс тестирования</text:p>
            <text:p text:style-name="P20">взаимодействие (разработка, бизнес и т.п.)</text:p>
            <text:p text:style-name="P21">регламенты</text:p>
            <text:p text:style-name="P22">договоренности</text:p>
          </table:table-cell>
          <table:table-cell table:style-name="TableCell23">
            <text:p text:style-name="TableContents">scrum</text:p>
          </table:table-cell>
        </table:table-row>
      </table:table>
      <text:p text:style-name="P24"/>
      <text:p text:style-name="P25">Технические компетенции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Понимание проекта “внутри”</text:p>
          </table:table-cell>
          <table:table-cell table:style-name="TableCell33">
            <text:p text:style-name="P34">знание какие технологии<text:s/>используются и как с ними работать</text:p>
          </table:table-cell>
          <table:table-cell table:style-name="TableCell35">
            <text:p text:style-name="P36">sphinx, elasticSearch, Redis, memcached, бд, html/css</text:p>
          </table:table-cell>
        </table:table-row>
        <table:table-row table:style-name="TableRow37">
          <table:table-cell table:style-name="TableCell38">
            <text:p text:style-name="P39">Знание основ</text:p>
          </table:table-cell>
          <table:table-cell table:style-name="TableCell40">
            <text:p text:style-name="P41">ООП, язык программирования</text:p>
          </table:table-cell>
          <table:table-cell table:style-name="TableCell42">
            <text:p text:style-name="TableContents">Bash, javascript, php, python</text:p>
            <text:p text:style-name="TableContents"/>
            <text:p text:style-name="TableContents"><text:a xlink:href="https://www.codecademy.com/learn/all" office:target-frame-name="_top" xlink:show="replace"><text:span text:style-name="Гиперссылка">https://www.codecademy.com/learn/all</text:span></text:a></text:p>
            <text:p text:style-name="TableContents"/>
            <text:p text:style-name="TableContents"><text:a xlink:href="https://pythonworld.ru/kursy/free.html" office:target-frame-name="_top" xlink:show="replace"><text:span text:style-name="Гиперссылка">https://pythonworld.ru/kursy/free.html</text:span></text:a></text:p>
            <text:p text:style-name="TableContents"/>
            <text:p text:style-name="TableContents"/>
          </table:table-cell>
        </table:table-row>
        <table:table-row table:style-name="TableRow43">
          <table:table-cell table:style-name="TableCell44">
            <text:p text:style-name="P45">Система контроля версий</text:p>
          </table:table-cell>
          <table:table-cell table:style-name="TableCell46">
            <text:p text:style-name="TableContents">git</text:p>
          </table:table-cell>
          <table:table-cell table:style-name="TableCell47">
            <text:p text:style-name="TableContents"><text:a xlink:href="http://learngitbranching.js.org/" office:target-frame-name="_top" xlink:show="replace">http://learngitbranching.js.org/</text:a><text:s/></text:p>
          </table:table-cell>
        </table:table-row>
        <table:table-row table:style-name="TableRow48">
          <table:table-cell table:style-name="TableCell49">
            <text:p text:style-name="P50">Основы Linux</text:p>
          </table:table-cell>
          <table:table-cell table:style-name="TableCell51">
            <text:p text:style-name="P52"><text:span text:style-name="T53">Файловые системы в<text:s/></text:span>Linux<text:span text:style-name="T54">. Ключевые</text:span><text:span text:style-name="T55"><text:s/>директории и их назначение. Основы работ, команды.<text:s/></text:span>Grep<text:span text:style-name="T56">. Работа с логами приложений.<text:s/></text:span>Права доступа файлам, директориям. Смена привелегий пользователя</text:p>
          </table:table-cell>
          <table:table-cell table:style-name="TableCell57">
            <text:p text:style-name="TableContents"/>
          </table:table-cell>
        </table:table-row>
        <table:table-row table:style-name="TableRow58">
          <table:table-cell table:style-name="TableCell59">
            <text:p text:style-name="P60">Автоматизация</text:p>
          </table:table-cell>
          <table:table-cell table:style-name="TableCell61">
            <text:p text:style-name="P62">запуск, написание простых тестов</text:p>
          </table:table-cell>
          <table:table-cell table:style-name="TableCell63">
            <text:p text:style-name="TableContents"/>
          </table:table-cell>
        </table:table-row>
        <table:table-row table:style-name="TableRow64">
          <table:table-cell table:style-name="TableCell65">
            <text:p text:style-name="P66">Инструменты для функционального тестирования</text:p>
          </table:table-cell>
          <table:table-cell table:style-name="TableCell67">
            <text:p text:style-name="P68"/>
          </table:table-cell>
          <table:table-cell table:style-name="TableCell69">
            <text:p text:style-name="TableContents"/>
          </table:table-cell>
        </table:table-row>
      </table:table>
      <text:p text:style-name="P70"/>
      <text:p text:style-name="P71">Профессиональные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soft-page-break/>
            <text:p text:style-name="P78">Знания основных понятий</text:p>
          </table:table-cell>
          <table:table-cell table:style-name="TableCell79">
            <text:p text:style-name="P80">типов, видов тестирования, классификации</text:p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P84">Мануальное тестирование</text:p>
          </table:table-cell>
          <table:table-cell table:style-name="TableCell85">
            <text:p text:style-name="P86"><text:span text:style-name="T87">Особенности тестирования веб/моб. Основные техники.<text:s/></text:span>Способы декомпозиции. <text:s/>Собственные выводы</text:p>
          </table:table-cell>
          <table:table-cell table:style-name="TableCell88">
            <text:p text:style-name="TableContents"><text:a xlink:href="http://www.software-testing.by/blog/dekompozicia/" office:target-frame-name="_top" xlink:show="replace"><text:span text:style-name="Гиперссылка">http://www.software-testing.by/blog/dekompozicia/</text:span></text:a></text:p>
            <text:p text:style-name="TableContents"/>
            <text:p text:style-name="TableContents"/>
          </table:table-cell>
        </table:table-row>
        <table:table-row table:style-name="TableRow89">
          <table:table-cell table:style-name="TableCell90">
            <text:p text:style-name="P91">Работа с баг-репортами</text:p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P96">Работа с требованиями и<text:s/>без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Тестовая документация</text:p>
          </table:table-cell>
          <table:table-cell table:style-name="TableCell104">
            <text:p text:style-name="P105">какая бывает, чем отличается, написание чек-листов и документации, структурирование</text:p>
          </table:table-cell>
          <table:table-cell table:style-name="TableCell106">
            <text:p text:style-name="P107"/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ридеина Алена</dc:creator>
    <meta:creation-date>2017-01-14T21:28:00Z</meta:creation-date>
    <dc:date>2017-01-16T10:08:00Z</dc:date>
    <meta:template xlink:href="Normal.dotm" xlink:type="simple"/>
    <meta:editing-cycles>4</meta:editing-cycles>
    <meta:editing-duration>PT7440S</meta:editing-duration>
    <meta:document-statistic meta:page-count="2" meta:paragraph-count="3" meta:word-count="247" meta:character-count="1654" meta:row-count="11" meta:non-whitespace-character-count="1410"/>
  </office:meta>
</office:document-meta>
</file>